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ckle Rick (room)</text:p>
      <text:p text:style-name="Standard">Goal : to find the three secret ingredients</text:p>
      <text:p text:style-name="Standard"/>
      <text:p text:style-name="Standard">Provided : website url</text:p>
      <text:p text:style-name="Standard"/>
      <text:p text:style-name="Standard">--&gt; Checked the website they mentioned to login</text:p>
      <text:p text:style-name="Standard">--&gt; This tells us there is login page so I started dirbuster</text:p>
      <text:p text:style-name="Standard">--&gt; Checked the source code of the page and found the username</text:p>
      <text:p text:style-name="Standard">--&gt; From dirbuster found login page, robots.txt</text:p>
      <text:p text:style-name="Standard">--&gt; From robots.txt found password</text:p>
      <text:p text:style-name="Standard">--&gt; With username and password logged into website and found command line</text:p>
      <text:p text:style-name="Standard">--&gt; Tried "ls -al" command to find the contents</text:p>
      <text:p text:style-name="Standard">--&gt; Found a file which reveals first ingredient</text:p>
      <text:p text:style-name="Standard">--&gt; Performed the directory traversal </text:p>
      <text:p text:style-name="Standard"><text:s text:c="4"/>cd ../../../../; ls -al; pwd</text:p>
      <text:p text:style-name="Standard">--&gt; Found home, root folders</text:p>
      <text:p text:style-name="Standard">--&gt; Checked home folder and found second ingredient</text:p>
      <text:p text:style-name="Standard"><text:s text:c="4"/>less /home/rick/"second ingredient"</text:p>
      <text:p text:style-name="Standard">--&gt; Checked root folder and found third ingredient</text:p>
      <text:p text:style-name="Standard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7T20:11:22.491000000</dc:date>
    <meta:editing-duration>PT22S</meta:editing-duration>
    <meta:editing-cycles>1</meta:editing-cycles>
    <meta:document-statistic meta:table-count="0" meta:image-count="0" meta:object-count="0" meta:page-count="1" meta:paragraph-count="18" meta:word-count="134" meta:character-count="739" meta:non-whitespace-character-count="624"/>
    <meta:generator>LibreOffice/7.3.0.3$Windows_X86_64 LibreOffice_project/0f246aa12d0eee4a0f7adcefbf7c878fc2238db3</meta:generator>
  </office:meta>
</office:document-meta>
</file>